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6201in" style:rel-column-width="6072*"/>
    </style:style>
    <style:style style:name="Table2.D" style:family="table-column">
      <style:table-column-properties style:column-width="0.6299in" style:rel-column-width="6167*"/>
    </style:style>
    <style:style style:name="Table2.E" style:family="table-column">
      <style:table-column-properties style:column-width="0.2438in" style:rel-column-width="2386*"/>
    </style:style>
    <style:style style:name="Table2.F" style:family="table-column">
      <style:table-column-properties style:column-width="0.5063in" style:rel-column-width="4956*"/>
    </style:style>
    <style:style style:name="Table2.G" style:family="table-column">
      <style:table-column-properties style:column-width="0.8771in" style:rel-column-width="858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104b65b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2bcd5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480ff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393c26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36843e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3480ff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1"><text:span text:style-name="T17"><text:text-input text:description="&lt;/if&gt;">endtest</text:text-input></text:span> </text:p>
            <text:p text:style-name="P42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7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8"><text:span text:style-name="T7"><text:text-input text:description="&lt;_(&quot;Salesman&quot;)&gt;">Salesman</text:text-input></text:span><text:span text:style-name="T6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office:value-type="string">
            <text:p text:style-name="P59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8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60"><text:text-input text:description="&lt;_(&quot;Total&quot;)&gt;">Total discount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61">[<text:span text:style-name="T16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1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69"><text:span text:style-name="T2"><text:text-input text:description="&lt;_(&quot;TOTAL W/O VAT&quot;)&gt;">TOTAL W/O VAT 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68"><text:text-input text:description="&lt;formatLang(o.amount_untaxed, digits=2) or ''&gt;">total </text:text-input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71"><text:text-input text:description="&lt;if test=&quot;False&quot;&gt;">if show_exchange_rate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office:value-type="string">
            <text:p text:style-name="P39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0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office:value-type="string">
            <text:p text:style-name="P33"><text:text-input text:description="&lt;/if&gt;">end if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70"><text:span text:style-name="T11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7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1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9T12:07:47.734300454</dc:date>
    <meta:editing-duration>P1DT19H28M13S</meta:editing-duration>
    <meta:editing-cycles>277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0" meta:character-count="1334" meta:non-whitespace-character-count="1247"/>
  </office:meta>
</office:document-meta>
</file>